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Valor a tomar</text:p>
          </table:table-cell>
          <table:table-cell office:value-type="string" calcext:value-type="string">
            <text:p>Cuotas</text:p>
          </table:table-cell>
          <table:table-cell office:value-type="string" calcext:value-type="string">
            <text:p>Interes</text:p>
          </table:table-cell>
          <table:table-cell office:value-type="string" calcext:value-type="string">
            <text:p>Pago total</text:p>
          </table:table-cell>
          <table:table-cell office:value-type="string" calcext:value-type="string">
            <text:p>Valor cuot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[.H5]*(1+([.J5]/100))" office:value-type="float" office:value="159000" calcext:value-type="float">
            <text:p>159000</text:p>
          </table:table-cell>
          <table:table-cell table:formula="of:=[.K5]/[.I5]" office:value-type="float" office:value="13250" calcext:value-type="float">
            <text:p>1325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Dolares a la fecha</text:p>
          </table:table-cell>
          <table:table-cell table:formula="of:=[.H5]/43" office:value-type="float" office:value="2325.58139534884" calcext:value-type="float">
            <text:p>2325.58139534884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8]-[.G25]" office:value-type="float" office:value="971.873062015504" calcext:value-type="float">
            <text:p>971.873062015504</text:p>
          </table:table-cell>
          <table:table-cell table:style-name="ce1" table:formula="of:=[.H9]/[.H8]" office:value-type="percentage" office:value="0.417905416666667" calcext:value-type="percentage">
            <text:p>41.79%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office:value-type="string" calcext:value-type="string">
            <text:p>Analisis cuotas</text:p>
          </table:table-cell>
          <table:table-cell table:number-columns-repeated="11"/>
          <table:table-cell table:formula="of:=[.M10]*1000000" office:value-type="float" office:value="1200000000000" calcext:value-type="float">
            <text:p>1200000000000</text:p>
          </table:table-cell>
          <table:table-cell table:style-name="ce2" table:formula="of:=[.M11]/45" office:value-type="currency" office:currency="USD" office:value="26666666666.6667" calcext:value-type="currency">
            <text:p>$26,666,666,666.67</text:p>
          </table:table-cell>
        </table:table-row>
        <table:table-row table:style-name="ro1">
          <table:table-cell office:value-type="string" calcext:value-type="string">
            <text:p>Cuot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Acumulado</text:p>
          </table:table-cell>
          <table:table-cell office:value-type="string" calcext:value-type="string">
            <text:p>Valor Dolar A</text:p>
          </table:table-cell>
          <table:table-cell office:value-type="string" calcext:value-type="string">
            <text:p>Valor DolarB</text:p>
          </table:table-cell>
          <table:table-cell office:value-type="string" calcext:value-type="string">
            <text:p>Proyectado A</text:p>
          </table:table-cell>
          <table:table-cell office:value-type="string" calcext:value-type="string">
            <text:p>Proyectado B</text:p>
          </table:table-cell>
          <table:table-cell table:number-columns-repeated="6"/>
          <table:table-cell office:value-type="float" office:value="13000000" calcext:value-type="float">
            <text:p>13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B13]+0" office:value-type="float" office:value="13250" calcext:value-type="float">
            <text:p>132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[.B13]/[.D13]" office:value-type="float" office:value="294.444444444444" calcext:value-type="float">
            <text:p>294.444444444444</text:p>
          </table:table-cell>
          <table:table-cell table:formula="of:=[.B13]/[.E13]"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3]+[.B14]" office:value-type="float" office:value="26500" calcext:value-type="float">
            <text:p>26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B14]/[.D14]" office:value-type="float" office:value="265" calcext:value-type="float">
            <text:p>265</text:p>
          </table:table-cell>
          <table:table-cell table:formula="of:=[.B14]/[.E14]" office:value-type="float" office:value="220.833333333333" calcext:value-type="float">
            <text:p>220.83333333333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4]+[.B15]" office:value-type="float" office:value="39750" calcext:value-type="float">
            <text:p>3975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[.B15]/[.D15]" office:value-type="float" office:value="265" calcext:value-type="float">
            <text:p>265</text:p>
          </table:table-cell>
          <table:table-cell table:formula="of:=[.B15]/[.E15]" office:value-type="float" office:value="165.625" calcext:value-type="float">
            <text:p>165.625</text:p>
          </table:table-cell>
          <table:table-cell table:number-columns-repeated="3"/>
          <table:table-cell table:formula="of:=40*1.6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5]+[.B16]" office:value-type="float" office:value="53000" calcext:value-type="float">
            <text:p>530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[.B16]/[.D16]" office:value-type="float" office:value="265" calcext:value-type="float">
            <text:p>265</text:p>
          </table:table-cell>
          <table:table-cell table:formula="of:=[.B16]/[.E16]" office:value-type="float" office:value="165.625" calcext:value-type="float">
            <text:p>165.6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6]+[.B17]" office:value-type="float" office:value="66250" calcext:value-type="float">
            <text:p>662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B17]/[.D17]" office:value-type="float" office:value="220.833333333333" calcext:value-type="float">
            <text:p>220.833333333333</text:p>
          </table:table-cell>
          <table:table-cell table:formula="of:=[.B17]/[.E17]" office:value-type="float" office:value="165.625" calcext:value-type="float">
            <text:p>165.6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7]+[.B18]" office:value-type="float" office:value="79500" calcext:value-type="float">
            <text:p>795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[.B18]/[.D18]" office:value-type="float" office:value="165.625" calcext:value-type="float">
            <text:p>165.625</text:p>
          </table:table-cell>
          <table:table-cell table:formula="of:=[.B18]/[.E18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8]+[.B19]" office:value-type="float" office:value="92750" calcext:value-type="float">
            <text:p>9275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[.B19]/[.D19]" office:value-type="float" office:value="165.625" calcext:value-type="float">
            <text:p>165.625</text:p>
          </table:table-cell>
          <table:table-cell table:formula="of:=[.B19]/[.E19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19]+[.B20]" office:value-type="float" office:value="106000" calcext:value-type="float">
            <text:p>1060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[.B20]/[.D20]" office:value-type="float" office:value="165.625" calcext:value-type="float">
            <text:p>165.625</text:p>
          </table:table-cell>
          <table:table-cell table:formula="of:=[.B20]/[.E20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20]+[.B21]" office:value-type="float" office:value="119250" calcext:value-type="float">
            <text:p>11925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[.B21]/[.D21]" office:value-type="float" office:value="165.625" calcext:value-type="float">
            <text:p>165.625</text:p>
          </table:table-cell>
          <table:table-cell table:formula="of:=[.B21]/[.E2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21]+[.B22]" office:value-type="float" office:value="132500" calcext:value-type="float">
            <text:p>13250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[.B22]/[.D22]" office:value-type="float" office:value="165.625" calcext:value-type="float">
            <text:p>165.625</text:p>
          </table:table-cell>
          <table:table-cell table:formula="of:=[.B22]/[.E22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22]+[.B23]" office:value-type="float" office:value="145750" calcext:value-type="float">
            <text:p>1457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formula="of:=[.B23]/[.D23]" office:value-type="float" office:value="132.5" calcext:value-type="float">
            <text:p>132.5</text:p>
          </table:table-cell>
          <table:table-cell table:formula="of:=[.B23]/[.E23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L$5]" office:value-type="float" office:value="13250" calcext:value-type="float">
            <text:p>13250</text:p>
          </table:table-cell>
          <table:table-cell table:formula="of:=[.C23]+[.B24]" office:value-type="float" office:value="159000" calcext:value-type="float">
            <text:p>159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formula="of:=[.B24]/[.D24]" office:value-type="float" office:value="132.5" calcext:value-type="float">
            <text:p>132.5</text:p>
          </table:table-cell>
          <table:table-cell table:formula="of:=[.B24]/[.E24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F13:.F24])" office:value-type="float" office:value="2403.40277777778" calcext:value-type="float">
            <text:p>2403.40277777778</text:p>
          </table:table-cell>
          <table:table-cell table:formula="of:=SUM([.G13:.G24])" office:value-type="float" office:value="1353.70833333333" calcext:value-type="float">
            <text:p>1353.708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4:30:49.100858387</meta:creation-date>
    <meta:generator>LibreOffice/5.3.5.2$Linux_X86_64 LibreOffice_project/30m0$Build-2</meta:generator>
    <dc:date>2019-07-31T14:53:16.326898324</dc:date>
    <meta:editing-duration>PT22M26S</meta:editing-duration>
    <meta:editing-cycles>5</meta:editing-cycles>
    <meta:document-statistic meta:table-count="1" meta:cell-count="113" meta:object-count="0"/>
  </office:meta>
</office:document-meta>
</file>